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3c65" officeooo:paragraph-rsid="00103c65" style:font-weight-asian="bold" style:font-weight-complex="bold"/>
    </style:style>
    <style:style style:name="P2" style:family="paragraph" style:parent-style-name="Standard">
      <style:text-properties fo:font-weight="bold" officeooo:rsid="00120c95" officeooo:paragraph-rsid="00120c95" style:font-weight-asian="bold" style:font-weight-complex="bold"/>
    </style:style>
    <style:style style:name="P3" style:family="paragraph" style:parent-style-name="Standard">
      <style:text-properties fo:font-weight="bold" officeooo:rsid="00197a17" officeooo:paragraph-rsid="00197a17" style:font-weight-asian="bold" style:font-weight-complex="bold"/>
    </style:style>
    <style:style style:name="P4" style:family="paragraph" style:parent-style-name="Standard">
      <style:text-properties fo:font-weight="bold" officeooo:rsid="001cc9f0" officeooo:paragraph-rsid="001cc9f0" style:font-weight-asian="bold" style:font-weight-complex="bold"/>
    </style:style>
    <style:style style:name="P5" style:family="paragraph" style:parent-style-name="Standard">
      <style:text-properties fo:font-weight="bold" officeooo:rsid="001cc9f0" officeooo:paragraph-rsid="001e9e16" style:font-weight-asian="bold" style:font-weight-complex="bold"/>
    </style:style>
    <style:style style:name="P6" style:family="paragraph" style:parent-style-name="Standard">
      <style:text-properties fo:font-weight="bold" officeooo:rsid="001e9e16" officeooo:paragraph-rsid="001e9e16" style:font-weight-asian="bold" style:font-weight-complex="bold"/>
    </style:style>
    <style:style style:name="P7" style:family="paragraph" style:parent-style-name="Standard">
      <style:text-properties fo:font-weight="bold" officeooo:rsid="001ee70a" officeooo:paragraph-rsid="001ee70a" style:font-weight-asian="bold" style:font-weight-complex="bold"/>
    </style:style>
    <style:style style:name="P8" style:family="paragraph" style:parent-style-name="Standard">
      <style:text-properties fo:font-weight="bold" officeooo:rsid="001fe6c5" officeooo:paragraph-rsid="001fe6c5" style:font-weight-asian="bold" style:font-weight-complex="bold"/>
    </style:style>
    <style:style style:name="P9" style:family="paragraph" style:parent-style-name="Standard">
      <style:text-properties fo:font-weight="normal" officeooo:rsid="00120c95" officeooo:paragraph-rsid="00120c95" style:font-weight-asian="normal" style:font-weight-complex="normal"/>
    </style:style>
    <style:style style:name="P10" style:family="paragraph" style:parent-style-name="Standard">
      <style:text-properties fo:font-weight="normal" officeooo:rsid="0013101e" officeooo:paragraph-rsid="0013101e" style:font-weight-asian="normal" style:font-weight-complex="normal"/>
    </style:style>
    <style:style style:name="P11" style:family="paragraph" style:parent-style-name="Standard">
      <style:text-properties fo:font-weight="normal" officeooo:rsid="0013ce21" officeooo:paragraph-rsid="0013ce21" style:font-weight-asian="normal" style:font-weight-complex="normal"/>
    </style:style>
    <style:style style:name="P12" style:family="paragraph" style:parent-style-name="Standard">
      <style:text-properties fo:font-weight="normal" officeooo:rsid="00175f52" officeooo:paragraph-rsid="00175f52" style:font-weight-asian="normal" style:font-weight-complex="normal"/>
    </style:style>
    <style:style style:name="P13" style:family="paragraph" style:parent-style-name="Standard">
      <style:text-properties fo:font-weight="normal" officeooo:rsid="0018e751" officeooo:paragraph-rsid="0018e751" style:font-weight-asian="normal" style:font-weight-complex="normal"/>
    </style:style>
    <style:style style:name="P14" style:family="paragraph" style:parent-style-name="Standard">
      <style:text-properties fo:font-weight="normal" officeooo:rsid="00193cf1" officeooo:paragraph-rsid="00193cf1" style:font-weight-asian="normal" style:font-weight-complex="normal"/>
    </style:style>
    <style:style style:name="P15" style:family="paragraph" style:parent-style-name="Standard">
      <style:text-properties fo:font-weight="normal" officeooo:rsid="001fe6c5" officeooo:paragraph-rsid="001fe6c5" style:font-weight-asian="normal" style:font-weight-complex="normal"/>
    </style:style>
    <style:style style:name="P16" style:family="paragraph" style:parent-style-name="Standard">
      <style:text-properties fo:font-style="italic" fo:font-weight="normal" officeooo:rsid="0013101e" officeooo:paragraph-rsid="0013101e" style:font-style-asian="italic" style:font-weight-asian="normal" style:font-style-complex="italic" style:font-weight-complex="normal"/>
    </style:style>
    <style:style style:name="P17" style:family="paragraph" style:parent-style-name="Standard">
      <style:text-properties fo:font-style="italic" fo:font-weight="bold" officeooo:rsid="00197a17" officeooo:paragraph-rsid="00197a17" style:font-style-asian="italic" style:font-weight-asian="bold" style:font-style-complex="italic" style:font-weight-complex="bold"/>
    </style:style>
    <style:style style:name="P18" style:family="paragraph" style:parent-style-name="Standard">
      <style:text-properties fo:font-style="normal" fo:font-weight="bold" officeooo:rsid="00197a17" officeooo:paragraph-rsid="00197a17" style:font-style-asian="normal" style:font-weight-asian="bold" style:font-style-complex="normal" style:font-weight-complex="bold"/>
    </style:style>
    <style:style style:name="P19" style:family="paragraph" style:parent-style-name="Standard">
      <style:text-properties fo:font-style="normal" fo:font-weight="bold" officeooo:rsid="001b69a4" officeooo:paragraph-rsid="001b69a4" style:font-style-asian="normal" style:font-weight-asian="bold" style:font-style-complex="normal" style:font-weight-complex="bold"/>
    </style:style>
    <style:style style:name="T1" style:family="text">
      <style:text-properties officeooo:rsid="0013101e"/>
    </style:style>
    <style:style style:name="T2" style:family="text">
      <style:text-properties fo:font-style="italic" style:font-style-asian="italic" style:font-style-complex="italic"/>
    </style:style>
    <style:style style:name="T3" style:family="text">
      <style:text-properties fo:font-style="italic" officeooo:rsid="0013101e" style:font-style-asian="italic" style:font-style-complex="italic"/>
    </style:style>
    <style:style style:name="T4" style:family="text">
      <style:text-properties fo:font-style="italic" officeooo:rsid="00175f52" style:font-style-asian="italic" style:font-style-complex="italic"/>
    </style:style>
    <style:style style:name="T5" style:family="text">
      <style:text-properties fo:font-style="italic" officeooo:rsid="0018e751"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e9e16" style:font-weight-asian="normal" style:font-weight-complex="normal"/>
    </style:style>
    <style:style style:name="T10" style:family="text">
      <style:text-properties fo:font-weight="normal" officeooo:rsid="001ee70a"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175f52" style:font-style-asian="normal" style:font-style-complex="normal"/>
    </style:style>
    <style:style style:name="T13" style:family="text">
      <style:text-properties fo:font-style="normal" officeooo:rsid="0018e751"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15c004"/>
    </style:style>
    <style:style style:name="T16" style:family="text">
      <style:text-properties officeooo:rsid="00193c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1.3 Change run levels / boot targets and shutdown or reboot system</text:p>
      <text:p text:style-name="P10">This chapter talks alot about the system initiation and service managers that Linux devices may use.</text:p>
      <text:p text:style-name="P10">Such as SysVinit, Systemd and Upstart.</text:p>
      <text:p text:style-name="P10"/>
      <text:p text:style-name="P10"><text:span text:style-name="T7">SysVinit</text:span>, or simply init, is the oldest of the three, and it’s been replace by the newer systemd, who runs on top of init.</text:p>
      <text:p text:style-name="P10"/>
      <text:p text:style-name="P11">It has 6 run levels:</text:p>
      <text:p text:style-name="P11">runlevel 0 → system shutdown</text:p>
      <text:p text:style-name="P11">runlevel 1 → single user mode (or maintenance mode without network and other services)</text:p>
      <text:p text:style-name="P11">runlevel 2 to 4 → multi-user mode, in which user can login to the terminal</text:p>
      <text:p text:style-name="P11">runlevel 5 → similar to runlevel<text:span text:style-name="T15">s</text:span> 2 to 4, but with <text:span text:style-name="T2">graphical mod</text:span><text:span text:style-name="T11">e</text:span></text:p>
      <text:p text:style-name="P11"><text:span text:style-name="T11">runlevel 6 → system restart </text:span></text:p>
      <text:p text:style-name="P12"><text:span text:style-name="T11">You can change the run level by using the </text:span><text:span text:style-name="T2">telinit </text:span><text:span text:style-name="T11">commmand.</text:span></text:p>
      <text:p text:style-name="P11"><text:span text:style-name="T11"/></text:p>
      <text:p text:style-name="P11"><text:span text:style-name="T11">The init program is located at </text:span><text:span text:style-name="T2">‘/sbin/init’ </text:span><text:span text:style-name="T5">(</text:span><text:span text:style-name="T13">If Systemd is the default iniciation service /sbin/init is going to be a soft link to /lib/systemd/systemd</text:span><text:span text:style-name="T5">)</text:span><text:span text:style-name="T2">. </text:span><text:span text:style-name="T11">During the boot process the program identifies it’s default runlevel defined in the ‘</text:span><text:span text:style-name="T2">/etc/inittab</text:span><text:span text:style-name="T11">’ file </text:span><text:span text:style-name="T12">as: id:3:initdefault: </text:span><text:span text:style-name="T4">(Change the 3 value to the prefered runlevel). </text:span><text:span text:style-name="T12">After the change you must use the ‘</text:span><text:span text:style-name="T4">telinit q’ </text:span><text:span text:style-name="T12">command, to reload the init default configuration.</text:span></text:p>
      <text:p text:style-name="P11"><text:span text:style-name="T11"/></text:p>
      <text:p text:style-name="P11"><text:span text:style-name="T11">The inittab file uses the following format id:runlevels:action:process</text:span></text:p>
      <text:p text:style-name="P1"/>
      <text:p text:style-name="P12">The scripts used by init are stored in ‘/etc/init.d/’.</text:p>
      <text:p text:style-name="P12"/>
      <text:p text:style-name="P12"/>
      <text:p text:style-name="P13">Every runlevel has it’s associated dir in ‘/etc’, such as ‘/etc/rc0.d/’ for the runlevel 0. <text:span text:style-name="T16">But, since the same script can be used to multiple runlevels, all the files stored there are symbolic links to the scripts located in ‘/etc/init.d/’</text:span></text:p>
      <text:p text:style-name="P12"/>
      <text:p text:style-name="P14">The first letter in the script name in the rc dir determine what action is going to be taken when calling the script located in init.d. If there’s a K at the start, that means that service should be stoped, if there’s a S, then the service should be started.</text:p>
      <text:p text:style-name="P14"/>
      <text:p text:style-name="P14">First it sends a SIGTERM to the process, to give it time to close it’s sub process, sockets and to clear anything cached in the memory, and then a SIGKILL.</text:p>
      <text:p text:style-name="P14"/>
      <text:p text:style-name="P3">Systemd <text:span text:style-name="T8">is a more modern and widely used init service today.</text:span></text:p>
      <text:p text:style-name="P3"><text:span text:style-name="T8"/></text:p>
      <text:p text:style-name="P3"><text:span text:style-name="T8">It’s services are called units. These units consist of a name, type and configuration file.</text:span></text:p>
      <text:p text:style-name="P3"><text:span text:style-name="T8"/></text:p>
      <text:p text:style-name="P3"><text:span text:style-name="T8">There are exactly 7 types of units in systemd. Those are service, socket, device, mount, automount, target and snapshot.</text:span></text:p>
      <text:p text:style-name="P3"><text:span text:style-name="T8"/></text:p>
      <text:p text:style-name="P3"><text:span text:style-name="T8">From those the most used are:</text:span></text:p>
      <text:p text:style-name="P17"><text:span text:style-name="T8"/></text:p>
      <text:p text:style-name="P17"><text:span text:style-name="T8">Service</text:span></text:p>
      <text:p text:style-name="P18"><text:span text:style-name="T8">Which actively manege system resources. Being able to be initiated, interrupted and reloaded.</text:span></text:p>
      <text:p text:style-name="P18"><text:span text:style-name="T8"/></text:p>
      <text:p text:style-name="P17"><text:span text:style-name="T8">Target:<text:line-break/></text:span><text:span text:style-name="T14">A group of other units managed as a single unit.</text:span></text:p>
      <text:p text:style-name="P17"><text:span text:style-name="T8"/></text:p>
      <text:p text:style-name="P19"><text:soft-page-break/><text:span text:style-name="T8">The main way to command systemd units is using systemctl. He’s used to excute all tasks relating to system units, such as: initianting, stopping, enabling, disabling, monitoring, etc.</text:span></text:p>
      <text:p text:style-name="P3"><text:span text:style-name="T8"/></text:p>
      <text:p text:style-name="P6"><text:span text:style-name="T8">Some common commands are:</text:span></text:p>
      <text:p text:style-name="P4"><text:span text:style-name="T8">systemctl start unit.service</text:span></text:p>
      <text:p text:style-name="P4"><text:span text:style-name="T8">systemctl </text:span><text:span text:style-name="T9">stop</text:span><text:span text:style-name="T8"> unit.service</text:span></text:p>
      <text:p text:style-name="P4"><text:span text:style-name="T8">systemctl </text:span><text:span text:style-name="T9">restart</text:span><text:span text:style-name="T8"> unit.service</text:span></text:p>
      <text:p text:style-name="P4"><text:span text:style-name="T8">systemctl st</text:span><text:span text:style-name="T9">atus</text:span><text:span text:style-name="T8"> unit.service</text:span></text:p>
      <text:p text:style-name="P4"><text:span text:style-name="T8">systemctl </text:span><text:span text:style-name="T9">is-active</text:span><text:span text:style-name="T8"> unit.service</text:span></text:p>
      <text:p text:style-name="P5"><text:span text:style-name="T8">systemctl </text:span><text:span text:style-name="T9">enable</text:span><text:span text:style-name="T8"> unit.service</text:span></text:p>
      <text:p text:style-name="P5"><text:span text:style-name="T8">systemctl </text:span><text:span text:style-name="T9">disable</text:span><text:span text:style-name="T8"> unit.service</text:span></text:p>
      <text:p text:style-name="P5"><text:span text:style-name="T8">systemctl </text:span><text:span text:style-name="T9">is-enable</text:span><text:span text:style-name="T8"> unit.service</text:span></text:p>
      <text:p text:style-name="P5"><text:span text:style-name="T8"/></text:p>
      <text:p text:style-name="P6"><text:span text:style-name="T8">If no other unit has the same in system, the suffix can be dropped.</text:span></text:p>
      <text:p text:style-name="P6"><text:span text:style-name="T8"/></text:p>
      <text:p text:style-name="P6"><text:span text:style-name="T8">You can use the command ‘systemctl <text:s/>isolate’ to </text:span><text:span text:style-name="T10">change to a one specific target(run time)</text:span></text:p>
      <text:p text:style-name="P6"><text:span text:style-name="T10">Common targets include:</text:span></text:p>
      <text:p text:style-name="P6"><text:span text:style-name="T10"/></text:p>
      <text:p text:style-name="P6"><text:span text:style-name="T10">graphical.target: This is typically used for graphical (GUI) environments.</text:span></text:p>
      <text:p text:style-name="P6"><text:span text:style-name="T10">multi-user.target: This is used for a non-graphical, multi-user system.</text:span></text:p>
      <text:p text:style-name="P6"><text:span text:style-name="T10">rescue.target: This is used for single-user mode with basic services.</text:span></text:p>
      <text:p text:style-name="P6"><text:span text:style-name="T10">emergency.target: This is used for emergency mode, providing minimal services.</text:span></text:p>
      <text:p text:style-name="P6"><text:span text:style-name="T10"/></text:p>
      <text:p text:style-name="P7"><text:span text:style-name="T8">You can also set the default target by using the command: systemctl set-default target, or by modifying the symbolic link </text:span><text:span text:style-name="T6">‘/etc/systemd/system/default.target’</text:span><text:span text:style-name="T14"> so it points to the default target.</text:span></text:p>
      <text:p text:style-name="P7"><text:span text:style-name="T14"/></text:p>
      <text:p text:style-name="P7"><text:span text:style-name="T14">To check the default target you can use the systemctl ‘</text:span><text:span text:style-name="T6">get-default</text:span><text:span text:style-name="T14">’ command.</text:span></text:p>
      <text:p text:style-name="P7"><text:span text:style-name="T14"/></text:p>
      <text:p text:style-name="P7"><text:span text:style-name="T14">The configuration files of the units are located at </text:span><text:span text:style-name="T6">‘/lib/systemd/system’ </text:span><text:span text:style-name="T14">directory. The command systemctl list-unit-files list all available units and show if they are enabled to start when the system boots. You can spsecify a type by using the ‘–-type’ argument.</text:span></text:p>
      <text:p text:style-name="P6"><text:span text:style-name="T8"/></text:p>
      <text:p text:style-name="P8"><text:span text:style-name="T8">You can also see the active units or units that have been active during thisystem session using the ‘systemctl list-units’.</text:span></text:p>
      <text:p text:style-name="P8"><text:span text:style-name="T8"/></text:p>
      <text:p text:style-name="P8"><text:span text:style-name="T8">Systemd is also responsible for activating and responding to power related events. </text:span></text:p>
      <text:p text:style-name="P8"><text:span text:style-name="T8">‘systemctl suspend’ will put the system in low power mode, keeping the current data in memory.</text:span></text:p>
      <text:p text:style-name="P8"><text:span text:style-name="T8">‘systemctl hibernate’ wll copy all the memory data to disk, só the current state of the system will be recovered during the power off. The actions associated with those events can be located at ‘/etc/systemd/logind.conf’ or ‘/etc/systemd/logind.conf.d/’. However this features can only be used when there isn’t another power management service running is the OS. Such as acpid daemon, which is the main power manager for Linux, allowing all types of changes to the power levels in the system.</text:span></text:p>
      <text:p text:style-name="P8"><text:span text:style-name="T8"/></text:p>
      <text:p text:style-name="P8">Upstart</text:p>
      <text:p text:style-name="P15"/>
      <text:p text:style-name="P15">The scripts for initialization scrips used by Upstart are located in ‘/etc/init/’.</text:p>
      <text:p text:style-name="P6"><text:span text:style-name="T8"/></text:p>
      <text:p text:style-name="P2">Guidede Exercises responses:</text:p>
      <text:p text:style-name="P9">1. They could use telinit 6 to enter runlevel 6 (restart)</text:p>
      <text:p text:style-name="P9">2. Init will start those services</text:p>
      <text:p text:style-name="P16">Due to the letter ‘<text:span text:style-name="T7">K</text:span>’ in the beggining the service will be killed</text:p>
      <text:p text:style-name="P9"><text:soft-page-break/>3. <text:span text:style-name="T2">systemctl status sshd.service</text:span> or <text:span text:style-name="T2">systemctl is-running sshd.service</text:span></text:p>
      <text:p text:style-name="P10"><text:span text:style-name="T2">systemctl is-active sshd.service</text:span></text:p>
      <text:p text:style-name="P9">4. <text:span text:style-name="T2">systemctl enable sshd.service</text:span></text:p>
      <text:p text:style-name="P9"/>
      <text:p text:style-name="P2">Explorational Exercises:</text:p>
      <text:p text:style-name="P9">1. <text:span text:style-name="T1">Probably the </text:span><text:span text:style-name="T3">telinit q</text:span><text:span text:style-name="T1"> command hasn’t been used. Thus not telling the init to reload it’s default configuration. </text:span></text:p>
      <text:p text:style-name="P10">2. /lib/systemd/systemd.</text:p>
      <text:p text:style-name="P10">3. <text:span text:style-name="T2">systemctl get-default</text:span></text:p>
      <text:p text:style-name="P10"><text:span text:style-name="T2">Also the symbolic link/etc/systemd/system/default.target can be used for that.</text:span></text:p>
      <text:p text:style-name="P10">4. shutdown -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1T08:40:31.652389405</meta:creation-date>
    <dc:date>2023-12-21T15:20:58.753699818</dc:date>
    <meta:editing-duration>PT1H58M13S</meta:editing-duration>
    <meta:editing-cycles>2</meta:editing-cycles>
    <meta:generator>LibreOffice/7.3.7.2$Linux_X86_64 LibreOffice_project/30$Build-2</meta:generator>
    <meta:document-statistic meta:table-count="0" meta:image-count="0" meta:object-count="0" meta:page-count="3" meta:paragraph-count="63" meta:word-count="838" meta:character-count="5271" meta:non-whitespace-character-count="4493"/>
  </office:meta>
</office:document-meta>
</file>